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8.7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91.64pt"/>
    </style:style>
    <style:style style:name="co16" style:family="table-column">
      <style:table-column-properties fo:break-before="auto" style:column-width="117.55pt"/>
    </style:style>
    <style:style style:name="co17" style:family="table-column">
      <style:table-column-properties fo:break-before="auto" style:column-width="41.5pt"/>
    </style:style>
    <style:style style:name="co18" style:family="table-column">
      <style:table-column-properties fo:break-before="auto" style:column-width="33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16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2" table:number-columns-repeated="1011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 / Energy</text:p>
          </table:table-cell>
          <table:table-cell table:style-name="ce8" office:value-type="string" calcext:value-type="string">
            <text:p>Build Time (Charges)</text:p>
          </table:table-cell>
          <table:table-cell table:style-name="ce8" office:value-type="string" calcext:value-type="string">
            <text:p>Health / Shield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50/1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8" table:number-columns-repeated="1007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200/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slo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50/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* 2 AA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50/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/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00/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 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200/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* 4 AA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prime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1 energy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 * 5</text:p>
          </table:table-cell>
          <table:table-cell office:value-type="string" calcext:value-type="string">
            <text:p>5 (0.1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y 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500/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o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u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, 15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, 10 AA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el S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un T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u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AA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4000/80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5000 energy storage. Produces 10 energy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0/4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200 slots, Missile Defense, Deploy 25 bomb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200 slots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un x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200 slots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Battle B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ield Gen + Repair + Hover + Missile Defense + Transport 200 slot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alth Ge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Launc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rker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TP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Launc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eid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00/40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fense + Shield G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10000/40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/s. Destroys everything in large radius on dea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11"/>
        </table:table-row>
        <table:table-row table:style-name="ro1" table:number-rows-repeated="2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6:15:35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12-07T16:18:59.698000000</dc:date>
    <meta:editing-duration>P27DT7H8M18S</meta:editing-duration>
    <meta:editing-cycles>2758</meta:editing-cycles>
    <meta:generator>LibreOffice/5.2.7.2$Windows_x86 LibreOffice_project/2b7f1e640c46ceb28adf43ee075a6e8b8439ed10</meta:generator>
    <meta:document-statistic meta:table-count="2" meta:cell-count="2117" meta:object-count="0"/>
  </office:meta>
</office:document-meta>
</file>